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0be1" officeooo:paragraph-rsid="00160be1"/>
    </style:style>
    <style:style style:name="P2" style:family="paragraph" style:parent-style-name="Standard">
      <style:text-properties officeooo:rsid="00170c7f" officeooo:paragraph-rsid="00170c7f"/>
    </style:style>
    <style:style style:name="P3" style:family="paragraph" style:parent-style-name="Standard">
      <style:text-properties officeooo:rsid="00172914" officeooo:paragraph-rsid="00172914"/>
    </style:style>
    <style:style style:name="P4" style:family="paragraph" style:parent-style-name="Standard">
      <style:text-properties officeooo:rsid="001769ad" officeooo:paragraph-rsid="001769ad"/>
    </style:style>
    <style:style style:name="P5" style:family="paragraph" style:parent-style-name="Standard">
      <style:text-properties fo:font-style="normal" officeooo:rsid="00175493" officeooo:paragraph-rsid="00172914" style:font-style-asian="normal" style:font-style-complex="normal"/>
    </style:style>
    <style:style style:name="P6" style:family="paragraph" style:parent-style-name="Standard">
      <style:text-properties officeooo:rsid="001915a2" officeooo:paragraph-rsid="001915a2"/>
    </style:style>
    <style:style style:name="P7" style:family="paragraph" style:parent-style-name="Standard">
      <style:text-properties fo:font-style="normal" officeooo:rsid="001aa7ef" officeooo:paragraph-rsid="00192f88" style:font-style-asian="normal" style:font-style-complex="normal"/>
    </style:style>
    <style:style style:name="P8" style:family="paragraph" style:parent-style-name="Standard">
      <style:text-properties officeooo:rsid="00192f88" officeooo:paragraph-rsid="00192f88"/>
    </style:style>
    <style:style style:name="P9" style:family="paragraph" style:parent-style-name="Standard">
      <style:text-properties officeooo:rsid="001bd3dc" officeooo:paragraph-rsid="001bd3dc"/>
    </style:style>
    <style:style style:name="T1" style:family="text">
      <style:text-properties fo:font-style="italic" style:font-style-asian="italic" style:font-style-complex="italic"/>
    </style:style>
    <style:style style:name="T2" style:family="text">
      <style:text-properties fo:font-style="italic" officeooo:rsid="001aa7ef"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5493" style:font-style-asian="normal" style:font-style-complex="normal"/>
    </style:style>
    <style:style style:name="T5" style:family="text">
      <style:text-properties fo:font-style="normal" officeooo:rsid="001aa7ef" style:font-style-asian="normal" style:font-style-complex="normal"/>
    </style:style>
    <style:style style:name="T6" style:family="text">
      <style:text-properties officeooo:rsid="001aa7ef"/>
    </style:style>
    <style:style style:name="T7" style:family="text">
      <style:text-properties officeooo:rsid="001d36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project ideas</text:p>
      <text:p text:style-name="P1"/>
      <text:p text:style-name="P1">- Several studies speak about hitch-hiking/co-infection of non-nodulating non-fixing strains- what are the outcomes for these strains that co-infect? Do they always get punished?</text:p>
      <text:p text:style-name="P1">- Fitness cost of plasmids, how these vary across host backgrounds, do plasmid fitness costs correlate with symbiont success?</text:p>
      <text:p text:style-name="P1">- Could a bait plasmid be used to see what genes become enriched on it or if it stabilises over several generations?</text:p>
      <text:p text:style-name="P1">- Competition between strains that vary in their symbiotic effectiveness, what outcomes do we see, how does evolution resolve competition in a simple system? Stable, oscillating?</text:p>
      <text:p text:style-name="P1"/>
      <text:p text:style-name="P2">1) Conjugating a plasmid- strain and measuring change in fitness.</text:p>
      <text:p text:style-name="P2"/>
      <text:p text:style-name="P2">2) Measuring fitness trade-offs in soil and in plant, and evolving strains in the soil and in the plant and seeing how fitness changes during the evolution of specialisation.</text:p>
      <text:p text:style-name="P2"/>
      <text:p text:style-name="P6">Also, does the fitness benefit to the plant improve after evolution in the soil?</text:p>
      <text:p text:style-name="P2"/>
      <text:p text:style-name="P3">Could expand on this:</text:p>
      <text:p text:style-name="P3">Rhizobial fitness trade-offs under several different conditions: </text:p>
      <text:p text:style-name="P3">- Under/over-watered.</text:p>
      <text:p text:style-name="P3">- Low/high nitrogen</text:p>
      <text:p text:style-name="P3">- Soil/culture medium</text:p>
      <text:p text:style-name="P3">- Other nutrient (e.g. zinc/phosphorus/<text:span text:style-name="T7">salt</text:span>)</text:p>
      <text:p text:style-name="P3">- Alkaline/acidic soil</text:p>
      <text:p text:style-name="P3">- Cold/warm</text:p>
      <text:p text:style-name="P3">- concentration of plant exudates</text:p>
      <text:p text:style-name="P3">Many recent studies of rhizobial communities use community genome sequencing to measure the relative fitness of different community members in natural soil conditions. In the Select and Resequence study, they found little to no correlation between fitness <text:span text:style-name="T1">in planta </text:span><text:span text:style-name="T3">and fitness in the soil. <text:s/>One question is, to what extent does this lack of correlation show objective differences in fitness, and to what extent does it represent differences in niche specialisation, the assumption being that the experimental conditions were closer to the preferred niche of some bacteria than others, but under other natural conditions the results of the experiment would be different. For example, natural conditions will vary in terms of soil water content, temperature and nutrient content seasonally. To what extent do changes in such conditions change the fitness ranks of bacteria in each microenvironment (soil/nodule)? </text:span><text:span text:style-name="T4">Are there stronger trade-offs between micro-environments when conditions are different? Or are fitness differences explained more by one of these other conditions than the microenvironment?</text:span></text:p>
      <text:p text:style-name="P5"/>
      <text:p text:style-name="P4"><text:span text:style-name="T4">I</text:span><text:span text:style-name="T3">nstead of low versus high, could do a steady gradient of conditions, to measure sensitivity of rhizobial fitness to each condition. e.g. 10C, 12.5C, 15C, 17.5C, 20C, with several replicates at each temperature. </text:span></text:p>
      <text:p text:style-name="P2"/>
      <text:p text:style-name="P8">If fitness in soil doesn’t necessarily reflect fitness in plant, why do we see invasion of local genotypes that have gained a new symbiosis plasmid, i.e. why do strains adapted to the local soil outcompete inoculants? Is this something to do with density/population size in soil? Also, according the Daubech, the better fixer should become more common as long as it infects a single nodule, <text:span text:style-name="T6">so in theory the best fixer doesn’t </text:span><text:span text:style-name="T2">need </text:span><text:span text:style-name="T5">to have a really relative high starting population size, just high enough to infect a single nodule and benefit from eco-evolutionary feedback in future generations.</text:span></text:p>
      <text:p text:style-name="P8"><text:span text:style-name="T5"/></text:p>
      <text:p text:style-name="P9"><text:soft-page-break/><text:span text:style-name="T5">A</text:span><text:span text:style-name="T3">lso integrating the plasmid-free idea: do plasmid free clones evolved in the soil face higher fitness costs of integrating the same plasmid as their ancestor?</text:span></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09:50:37.760273184</meta:creation-date>
    <dc:date>2021-01-12T16:45:46.602496503</dc:date>
    <meta:editing-duration>PT5H21M9S</meta:editing-duration>
    <meta:editing-cycles>9</meta:editing-cycles>
    <meta:generator>LibreOffice/6.4.6.2$Linux_X86_64 LibreOffice_project/40$Build-2</meta:generator>
    <meta:document-statistic meta:table-count="0" meta:image-count="0" meta:object-count="0" meta:page-count="2" meta:paragraph-count="21" meta:word-count="500" meta:character-count="3265" meta:non-whitespace-character-count="2783"/>
  </office:meta>
</office:document-meta>
</file>